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3">
      <style:paragraph-properties fo:margin-left="1in" fo:margin-right="0in" fo:text-indent="-0.25in" style:auto-text-indent="false"/>
    </style:style>
    <style:style style:name="P6" style:family="paragraph" style:parent-style-name="Standard" style:list-style-name="WWNum1">
      <style:paragraph-properties fo:margin-left="1in" fo:margin-right="0in" fo:text-indent="-0.25in" style:auto-text-indent="false"/>
    </style:style>
    <style:style style:name="P7" style:family="paragraph" style:parent-style-name="Standard" style:list-style-name="WWNum3">
      <style:paragraph-properties fo:margin-left="1.5in" fo:margin-right="0in" fo:text-indent="-0.25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style:paragraph-properties fo:margin-left="0in" fo:margin-right="0in" fo:text-indent="0in" style:auto-text-indent="false" fo:break-before="auto" fo:break-after="auto"/>
      <style:text-properties fo:background-color="#ffffff"/>
    </style:style>
    <style:style style:name="P11" style:family="paragraph" style:parent-style-name="Standard">
      <style:paragraph-properties fo:margin-left="0in" fo:margin-right="0in" fo:text-indent="0.5in" style:auto-text-indent="false" fo:break-before="auto" fo:break-after="auto"/>
    </style:style>
    <style:style style:name="P12" style:family="paragraph" style:parent-style-name="Heading_20_1">
      <style:paragraph-properties fo:break-before="page"/>
    </style:style>
    <style:style style:name="P13" style:family="paragraph" style:parent-style-name="Heading_20_1"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color="#0000ee"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style>
    <style:style style:name="T5"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y0fhjnf16bry"/>Game Planning Shit</text:p>
      <text:p text:style-name="Heading_20_2"><text:bookmark text:name="_vvoiv1u8s1fv"/><text:a xlink:type="simple" xlink:href="https://www.pinterest.ca/aaronelsabrout/sporulation/" text:style-name="ListLabel_20_37" text:visited-style-name="ListLabel_20_37"><text:span text:style-name="T1">pinterest board</text:span></text:a></text:p>
      <text:p text:style-name="Heading_20_2"><text:bookmark text:name="_e2rfyg3xo08z"/>concept binder</text:p>
      <text:p text:style-name="Standard"><text:s/><text:a xlink:type="simple" xlink:href="https://docs.google.com/presentation/d/1S7KVg9-vDynqMN38Uj_BCkR27Mifk0tHsWgA4r-L8iA/edit?usp=sharing" text:style-name="ListLabel_20_38" text:visited-style-name="ListLabel_20_38"><text:span text:style-name="T2">Sporulation binder</text:span></text:a></text:p>
      <text:p text:style-name="Heading_20_2"><text:bookmark text:name="_sc93gmg0d60h"/>mechanic ideas</text:p>
      <text:list xml:id="list954152069" text:style-name="WWNum3">
        <text:list-item>
          <text:p text:style-name="P1">overall</text:p>
          <text:list>
            <text:list-item>
              <text:p text:style-name="P5">i kinda don’t wanna have a day mechanic--how do i manage it otherwise??</text:p>
              <text:list>
                <text:list-item>
                  <text:p text:style-name="P7">idk how doable this is actually lol</text:p>
                </text:list-item>
              </text:list>
            </text:list-item>
          </text:list>
        </text:list-item>
        <text:list-item>
          <text:p text:style-name="P1">planting the seeds??</text:p>
          <text:list>
            <text:list-item>
              <text:p text:style-name="P5">distributing them around town (sex club, trans households)</text:p>
            </text:list-item>
            <text:list-item>
              <text:p text:style-name="P5">unlockable public fuck garden</text:p>
            </text:list-item>
          </text:list>
        </text:list-item>
        <text:list-item>
          <text:p text:style-name="P1">meet n fuck boys</text:p>
          <text:list>
            <text:list-item>
              <text:p text:style-name="P5">grindr chat</text:p>
            </text:list-item>
            <text:list-item>
              <text:p text:style-name="P5">wheatpasting</text:p>
            </text:list-item>
            <text:list-item>
              <text:p text:style-name="P5">folks who live at houses</text:p>
            </text:list-item>
          </text:list>
        </text:list-item>
        <text:list-item>
          <text:p text:style-name="P1">enemies--fearmongering campaign; folks arguing that it’s nonconsensual</text:p>
          <text:list>
            <text:list-item>
              <text:p text:style-name="P5">detransitioner????</text:p>
            </text:list-item>
            <text:list-item>
              <text:p text:style-name="P5">taking down counter-posters</text:p>
            </text:list-item>
            <text:list-item>
              <text:p text:style-name="P5">defending garden when unlocked</text:p>
            </text:list-item>
          </text:list>
        </text:list-item>
        <text:list-item>
          <text:p text:style-name="P1">masturbation minigame</text:p>
          <text:list>
            <text:list-item>
              <text:p text:style-name="P5"><text:soft-page-break/>clear fleshlight</text:p>
            </text:list-item>
            <text:list-item>
              <text:p text:style-name="P5">butt toys??</text:p>
            </text:list-item>
          </text:list>
        </text:list-item>
        <text:list-item>
          <text:p text:style-name="P1">going to harvest more plants??</text:p>
        </text:list-item>
      </text:list>
      <text:p text:style-name="Standard"/>
      <text:p text:style-name="Heading_20_2"><text:bookmark text:name="_ipyk9rvdxsv4"/>ASSET CHECKLIST</text:p>
      <text:list xml:id="list3179873195" text:style-name="WWNum1">
        <text:list-item>
          <text:p text:style-name="P2">storyboards for cgs</text:p>
        </text:list-item>
        <text:list-item>
          <text:p text:style-name="P2">cgs lmao (animated??)</text:p>
        </text:list-item>
        <text:list-item>
          <text:p text:style-name="P2">sprites for fight scenes</text:p>
          <text:list>
            <text:list-item>
              <text:p text:style-name="P6">parvez</text:p>
            </text:list-item>
            <text:list-item>
              <text:p text:style-name="P6">inanna</text:p>
            </text:list-item>
            <text:list-item>
              <text:p text:style-name="P6">javier</text:p>
            </text:list-item>
            <text:list-item>
              <text:p text:style-name="P6">chuds</text:p>
            </text:list-item>
            <text:list-item>
              <text:p text:style-name="P6">judys</text:p>
            </text:list-item>
          </text:list>
        </text:list-item>
        <text:list-item>
          <text:p text:style-name="P2">ui elements</text:p>
          <text:list>
            <text:list-item>
              <text:p text:style-name="P6">dialogue box</text:p>
            </text:list-item>
            <text:list-item>
              <text:p text:style-name="P6">menu</text:p>
            </text:list-item>
            <text:list-item>
              <text:p text:style-name="P6">app</text:p>
            </text:list-item>
            <text:list-item>
              <text:p text:style-name="P6">fight ui</text:p>
            </text:list-item>
          </text:list>
        </text:list-item>
        <text:list-item>
          <text:p text:style-name="P2">title card</text:p>
        </text:list-item>
        <text:list-item>
          <text:p text:style-name="P2">bgs</text:p>
          <text:list>
            <text:list-item>
              <text:p text:style-name="P6">woods</text:p>
            </text:list-item>
            <text:list-item>
              <text:p text:style-name="P6"><text:soft-page-break/>apartment</text:p>
            </text:list-item>
            <text:list-item>
              <text:p text:style-name="P6">park</text:p>
            </text:list-item>
            <text:list-item>
              <text:p text:style-name="P6">inanna n javier apartment</text:p>
            </text:list-item>
            <text:list-item>
              <text:p text:style-name="P6">ahmed apartment</text:p>
            </text:list-item>
            <text:list-item>
              <text:p text:style-name="P6">chud hideout</text:p>
            </text:list-item>
          </text:list>
        </text:list-item>
        <text:list-item>
          <text:p text:style-name="P2">facial expressions for sprites</text:p>
        </text:list-item>
        <text:list-item>
          <text:p text:style-name="P2">animations for sprites??</text:p>
        </text:list-item>
      </text:list>
      <text:p text:style-name="Standard"/>
      <text:p text:style-name="Heading_20_2"><text:bookmark text:name="_b43vpnatcux6"/>PROGRAMMING CHECKLIST</text:p>
      <text:list xml:id="list1342346351" text:style-name="WWNum4">
        <text:list-item>
          <text:p text:style-name="P3">write scenes</text:p>
        </text:list-item>
        <text:list-item>
          <text:p text:style-name="P3">fight sequences</text:p>
        </text:list-item>
        <text:list-item>
          <text:p text:style-name="P3">app screen</text:p>
        </text:list-item>
        <text:list-item>
          <text:p text:style-name="P3">fight screen</text:p>
        </text:list-item>
        <text:list-item>
          <text:p text:style-name="P3">copyediting !!!!</text:p>
        </text:list-item>
        <text:list-item>
          <text:p text:style-name="P3">test constantly lmao</text:p>
        </text:list-item>
      </text:list>
      <text:p text:style-name="Heading_20_2"><text:bookmark text:name="_399cy6xa60jl"/>MUSIC CHECKLIST</text:p>
      <text:list xml:id="list1130078889" text:style-name="WWNum2">
        <text:list-item>
          <text:p text:style-name="P4">fight music</text:p>
        </text:list-item>
        <text:list-item>
          <text:p text:style-name="P4">title music</text:p>
        </text:list-item>
        <text:list-item>
          <text:p text:style-name="P4">scene music?? (undecided whether to break up by scene or like, mood?? depends on capacity for music??) </text:p>
        </text:list-item>
      </text:list>
      <text:p text:style-name="Standard"/>
      <text:p text:style-name="P8"/>
      <text:p text:style-name="P8"><text:soft-page-break/></text:p>
      <text:p text:style-name="P12"><text:bookmark text:name="_b4j28lvs02zb"/>Original Story--April 2019</text:p>
      <text:p text:style-name="P9"/>
      <text:p text:style-name="P11">Parvez hopes he hasn’t locked himself out of his car. When he got to the trail, he’d decided it would be easier to leave his keys in the car than to try and wedge them into his running shorts pocket--seriously, what are those things supposed to hold? But he thinks he may have pushed the lock down in the door instinctively on his way out. He really can’t afford another $200 call to the only locksmith that is both a) unlikely to murder him and b) willing to drive up a dirt road to find him.</text:p>
      <text:p text:style-name="P9"><text:tab/>He shakes his head like a tetra pak of soup, as if that will clear it. The violets have started to come up on the side of the trail, little spiral leaves scything out of the ground. There are bluebells up too. He wonders if he’d know what any of the plants along a trail in Rajasthan were called. Probably not.</text:p>
      <text:p text:style-name="P9"><text:tab/>Parvez stops for a drink of water. The trail slopes down into a swamp. Parvez pulls out his vape and takes a hit. In among the skunk cabbages, there’s a plant he’s never seen before. It looks like a fern--no, like seaweed almost. Slimy and wavy around the edges. It’s standing on a dry area that Parvez could probably get to from the other side of the swamp.</text:p>
      <text:p text:style-name="P9"><text:tab/>He squelches his way around the harder ground at the edge of the swamp. It’s still muddy enough that his feet get stuck in it a couple of times.</text:p>
      <text:p text:style-name="P9"><text:tab/>The plant is bigger than it looked from far away. Up close, Parvez can see it looks more like some kind of succulent; thicker than seaweed. He wishes he had his phone. Too bad it wouldn’t fit in his running shorts.</text:p>
      <text:p text:style-name="P9"><text:tab/>He runs his fingers over the top of one of the fronds. It’s squishier than he expected too, still firm but soft somehow. Also, some of the fronds on the other side appear to be moving slightly. Parvez snorts. Must have smoked too much, again.</text:p>
      <text:p text:style-name="P9"><text:tab/>No, this thing is really moving, and touching him. Initially it just sort of touches his arms and legs, testing him out. Then it starts to slither around his arms, around his ankles. At this point it’s too late, of course. Parvez is trapped. <text:span text:style-name="T4">This is some sick hentai shit</text:span>, he thinks to himself. Oddly, he’s not panicking. One of the fronds is trailing up his inner thigh, into his shorts.</text:p>
      <text:p text:style-name="P9"><text:tab/>“Back hole only, please,” he says. Now, maybe, he’s panicking. There’s no point, though. The thing has him firmly around his shoulders and chest. It’s inside his shirt, checking him out with one frond--<text:span text:style-name="T4">don’t say tentacle</text:span>, he thinks. It seems to be listening to his request, though. It pokes his clit, cautiously at first but then settling into a rhythm. Parvez gasps. It feels … good? He starts to moan, hopes no one can hear him out there in the woods.</text:p>
      <text:p text:style-name="P9"><text:tab/>One of the fronds is playing around his ass now. He can feel it circling and dipping in. It’s big. Parvez is no slouch in the taking it department, but this thing is almost two inches thick. Again, though, as soon as the panic starts to well up in his mind it disappears. He feels secure, held, and safe.</text:p>
      <text:p text:style-name="P9"><text:tab/>Once inside, the frond feels incredible. The wavey shape feels like it’s actually rippling inside him. Parvez can hear himself screaming. He should be embarrassed, or frightened even. He’s being fucked by a plant for god’s sake.</text:p>
      <text:p text:style-name="P9"><text:tab/>When he comes he starts crying. It’s uncontrollable. He’s shaking and wailing. He doesn’t know where it’s coming from or what it means. The plant just holds him in place while he cries for a moment.</text:p>
      <text:p text:style-name="P9"><text:tab/>There’s some kind of flower on this plant, Parvez notices as he calms down. It looks like birds of paradise. Kind of like a speculum. He starts to become nervous. The plant is still holding his legs open, his whole body splayed two feet off the ground.</text:p>
      <text:p text:style-name="P9"><text:tab/>“No, no. Please don’t do that! Please don’t do that! Please!” Parvez is begging, wriggling as if he could get out of this thing’s grasp even though he knows he can’t. A familiar feeling of terrified resignation comes over him. He’s being held down and there’s nothing he can do about it.</text:p>
      <text:p text:style-name="P9"><text:tab/>As soon as the flower touches him, that feeling of calm washes over him. Parvez looks down and sees that it has pushed its long, thin stamen inside his vagina. It feels like there’s a bulb inside of him. It doesn’t hurt, and he’s not actually feeling any discomfort, but it doesn’t feel good either. After a few moments, the bulb seems to burst. The stamen pulls out. The bulb looks like a deflated balloon. This is the last thing Parvez registers before he passes out.</text:p>
      <text:p text:style-name="P9"><text:tab/></text:p>
      <text:p text:style-name="P9"><text:tab/>When he wakes up it’s almost dark. He’s wet and covered in mud. He’s freezing. He gets to his shaky feet and starts to walk back to his car. The moon is already high in the gray afternoon sky. Even though Parvez felt cold the entire way, when he arrives at his car he is drenched in sweat. He downs the rest of his water. His car, mercifully, is unlocked.</text:p>
      <text:p text:style-name="P9"><text:tab/>Terry is waiting for him on the couch with a glass of wine. “Where were you? I was really worried.”</text:p>
      <text:p text:style-name="P9"><text:tab/>“Yo, I think my vape oil is laced or something babe,” Parvez says. “I fell asleep in the mud and had a really weird nightmare.”</text:p>
      <text:p text:style-name="P9"><text:tab/>“What?”</text:p>
      <text:p text:style-name="P9"><text:soft-page-break/><text:tab/>“I dreamt I had sex with this weird land-seaweed-succulent-plant thing. It was like good at first, but then it was kind of rapey. But I was okay with it?? Somehow??”</text:p>
      <text:p text:style-name="P9"><text:tab/>“Are you okay?”</text:p>
      <text:p text:style-name="P9"><text:tab/>“Yeah, I think it was just a weird dream. I must have gotten too stoned in the woods.”</text:p>
      <text:p text:style-name="P9"><text:tab/>Terry rolls his eyes. “You’re so weird.” He leans forward to kiss Parvez’s cheek. “I’m just glad you’re okay babe.”</text:p>
      <text:p text:style-name="P9"/>
      <text:p text:style-name="P9"><text:tab/>“Uh, Parvez?”</text:p>
      <text:p text:style-name="P9"><text:tab/>“Yeah, love?”</text:p>
      <text:p text:style-name="P9"><text:tab/>Terry looks up from between Parvez’s thighs. “I think your plant dream might have been real.”</text:p>
      <text:p text:style-name="P9"><text:tab/>“What??”</text:p>
      <text:p text:style-name="P9"><text:tab/>Terry reaches over to the bedside table and grabs his hand mirror, holding it to Parvez’s junk. “It looks like something is growing out of your pussy.”</text:p>
      <text:p text:style-name="P9"><text:tab/>It really does, too. In the middle of the dark purple area beneath his clit there is a fat fingertip of green poking out. When Terry pokes it, Parvez can feel it. He reaches down to touch it himself and finds that it was the same texture as the plant in his dream--rubbery but soft.</text:p>
      <text:p text:style-name="P9"><text:tab/>“I’m gonna lick it,” Terry declares.</text:p>
      <text:p text:style-name="P9"><text:tab/>“What! No! What if it’s poisonous?”</text:p>
      <text:p text:style-name="P9"><text:tab/>“It’s growing out of you. If it were poisonous, you’d be dead.” Terry pokes it with the tip of his tongue. “Can you feel that?”</text:p>
      <text:p text:style-name="P9"><text:tab/>“Yeah.”</text:p>
      <text:p text:style-name="P9"><text:tab/>“Does it feel good?”</text:p>
      <text:p text:style-name="P9"><text:tab/>“Yeah.”</text:p>
      <text:p text:style-name="P9"/>
      <text:p text:style-name="P9"><text:tab/>A month after Parvez’s dream in the woods, his new cock is fully grown. It’s the same dark green as the plant had been. Soft, it stands up, curving against his pubis and lower belly. “It looks like you always have a boner tucked in the waist of your pants.” Terry had said. They’d fucked with it already, of course. Terry said that it wriggled inside of him. Being inside Terry felt amazing. Parvez had resigned himself to never knowing what it felt like before this. He had gotten used to fucking Terry with a strap on, not being able to feel it. He’d never thought he could actually experience what it felt like to be inside someone with the most sensitive part of your body.</text:p>
      <text:p text:style-name="P9"><text:tab/>Where before it had been the same thickness the whole way along, today Parvez woke up with a weird bulb near the end of his cock. Terry gave him a blowjob, hoping to see if something would come out when Parvez came. So far nothing had. Terry seemed to think this was a game, was taking everything in stride worryingly well.</text:p>
      <text:p text:style-name="P9"><text:tab/>This time when Parvez came, the tip of the bulb shot out sticky yellow goo with seeds suspended in it. They were small, greyish. Terry said the goo tasted like aloe vera juice. Parvez saved some of it. He had a weird feeling that he could plant the seeds.</text:p>
      <text:p text:style-name="P9"><text:soft-page-break/><text:tab/>A few hours later he was laying on the couch scrolling through Instagram. A cartoon was on the TV but he wasn’t looking at it.</text:p>
      <text:p text:style-name="P11">Terry walks into the living room, spatula in hand. “Hey, so in your dream what happened exactly?”</text:p>
      <text:p text:style-name="P11">Parvez keeps looking at his phone. “So, like. I was walking, and then I saw the plant. When I touched it it grabbed me back, and then like started to fuck me.” He sat up, looked at Terry. “At first it felt good, but then it had this weird flower thing, and it was going for, y’know, like, front-hole.” Terry came and sat on the couch next to him. “Yeah, so, then it put its weird stamen thing inside me, and after a while I felt it come I guess? I don’t know. Like, there was a weird bulb on it when it went in, and then it was deflated when it came out. It wasn’t scary, though. It was okay. I felt calm the whole time.”</text:p>
      <text:p text:style-name="P11">Terry looks at him for a second. “Do you think when it, like, came inside you, it planted seeds?”</text:p>
      <text:p text:style-name="P11">“What are you even talking about?”</text:p>
      <text:p text:style-name="P11">“Like, this thing fucks you, and then you start growing a penis from inside your vagina.”</text:p>
      <text:p text:style-name="P11">“Uh huh?”</text:p>
      <text:p text:style-name="P11">“And when you came this morning it was full of little seed-y things, right?”</text:p>
      <text:p text:style-name="P11">“Yeah.”</text:p>
      <text:p text:style-name="P11">“So then, like, what if those seeds, like, grew into your cock?”</text:p>
      <text:p text:style-name="P11">Parvez looks at him like he is crazy. “Seriously, dude?”</text:p>
      <text:p text:style-name="P11">“Just imagine it. I mean, we’re here now. What would you do if that were true?”</text:p>
      <text:p text:style-name="P11">Parvez thinks about it. “I guess I would want to see if I could pass that on to other trans people. Like, it’s unbelievable how good it feels. I can’t even believe I can fuck you now dude. And just seeing it, even though it’s green and wavy and weird, makes me feel like I finally look how I want to.”</text:p>
      <text:p text:style-name="P11">“I mean, I’ve always thought you were the man of my dreams. But it does suit you.” Terry cuddles into Parvez’s chest, dropping his eggy spatula on the table. “I think you should see if you can spread it to other people.”</text:p>
      <text:p text:style-name="P11">“You wouldn’t be jealous of me fucking other boys?” Parvez laughs.</text:p>
      <text:p text:style-name="P11"/>
      <text:p text:style-name="P11">A couple of days later, Terry comes to the breakfast table, phone in hand. “Man, you are really popular.”</text:p>
      <text:p text:style-name="P11">Parvez looks up blearily from his cereal. “What are you talking about?”</text:p>
      <text:p text:style-name="P9"><text:tab/>Terry shows him a Tinder profile--Parvez’s, apparently. There are pictures from his Instagram on there, as well as one nude he’d texted Terry when he’d been visiting his parents a couple weeks ago. The description reads “trans guy has a new cock he’d like to try <text:span text:style-name="T5">😉 TRANS AND GNC FOLKS ONLY!!”</text:span></text:p>
      <text:p text:style-name="P9"><text:span text:style-name="T5"><text:tab/>“What the fuck dude!” Parvez shouts. “Did you make this?”</text:span></text:p>
      <text:p text:style-name="P9"><text:span text:style-name="T5"><text:tab/>“Yeah. You’re really popular, dude. Like ten people want to meet you. Look!” The inbox is full of messages, a few hot trans guys. All of them wondering if it’s real, if they can see it. “There’s this one guy who really wants to meet.”</text:span></text:p>
      <text:p text:style-name="P9"><text:soft-page-break/><text:span text:style-name="T5"><text:tab/>“Babe, I can’t believe you did this. This is a huge violation of my privacy! What were you thinking?”</text:span></text:p>
      <text:p text:style-name="P9"><text:span text:style-name="T5"><text:tab/>“You said you wanted to spread it to other people!”</text:span></text:p>
      <text:p text:style-name="P9"><text:span text:style-name="T5"><text:tab/>“I wasn’t serious!”</text:span></text:p>
      <text:p text:style-name="P9"><text:span text:style-name="T5"><text:tab/>“Why not? Think about if you could give the feeling that you now have to other trans people. And you get to have sex with cuties! Even if it doesn’t work that’s a win.”</text:span></text:p>
      <text:p text:style-name="P9"><text:span text:style-name="T5"><text:tab/>“I mean, what are you telling people?”</text:span></text:p>
      <text:p text:style-name="P9"><text:span text:style-name="T5"><text:tab/>“See for yourself.”</text:span></text:p>
      <text:p text:style-name="P10"/>
      <text:p text:style-name="P9"><text:span text:style-name="T5"><text:tab/>They meet Ahmed a month later to the day. His hair is orange, kinky in places and lanky in others. He looks rumpled, but it’s kind of cute. Terry pushes Parvez when they walk into the bar. “See? I told you he’d be cute!”</text:span></text:p>
      <text:p text:style-name="P9"><text:span text:style-name="T5"><text:tab/>Ahmed half-stands when they get to the table, shakes both their hands awkwardly. “Hey, um, I’m--well, you know, I guess.” He’s a college student, engineering of course. He has big hands and soft-fringed eyes. He seems sad. He tells them how this is his first Tinder date. How he finally came out as a guy to his parents a few months ago. How they disowned him and he shares a room in a basement suite with three girls.</text:span></text:p>
      <text:p text:style-name="P9"><text:span text:style-name="T5"><text:tab/>Parvez and Terry ride the subway back to their apartment on either side of Ahmed, rubbing his thighs surreptitiously with the backs of their hands, resting their cheeks on his shoulders. Ahmed is beet red, sweating in the cramped subway car.</text:span></text:p>
      <text:p text:style-name="P9"><text:span text:style-name="T5"><text:tab/>In the bedroom he doesn’t want to take his shirt off. He had walked in taken his pants off, sat down on the bed, and then waited in awkward silence.</text:span></text:p>
      <text:p text:style-name="P9"><text:span text:style-name="T5"><text:tab/>“Are you sure you want to do this?” Parvez asks.</text:span></text:p>
      <text:p text:style-name="P9"><text:span text:style-name="T5"><text:tab/>“Yes.”</text:span></text:p>
      <text:p text:style-name="P9"><text:span text:style-name="T5"><text:tab/>Parvez kisses Ahmed, then trails off to kiss his neck as Terry takes over kissing his mouth. They smooth their hands along Ahmed’s arms, up from his ankles toward his knees. Ahmed sighs. Parvez starts kissing him as Terry goes down on Parvez. As Parvez gets hard, he notices that Ahmed is staring. Parvez moans.</text:span></text:p>
      <text:p text:style-name="P9"><text:span text:style-name="T5"><text:tab/>“Can you … feel that?” Ahmed asks.</text:span></text:p>
      <text:p text:style-name="P9"><text:span text:style-name="T5"><text:tab/>“Yeah.”</text:span></text:p>
      <text:p text:style-name="P9"><text:span text:style-name="T5"><text:tab/>Ahmed groans and reaches for Parvez. He starts rubbing him, stroking up and down. Parvez moans again. “H-how?”</text:span></text:p>
      <text:p text:style-name="P9"><text:span text:style-name="T5"><text:tab/>“We’d like to try it with you, if you’re still into that?”</text:span></text:p>
      <text:p text:style-name="P9"><text:span text:style-name="T5"><text:tab/>Ahmed screws his eyes up and nods. “I’ve never had anything inside my vagina before.”</text:span></text:p>
      <text:p text:style-name="P9"><text:span text:style-name="T5"><text:tab/>Terry strokes his face. “We’ll make it feel good for you baby.” Ahmed nods again. Terry moves down to nuzzle Ahmed’s clit. “Your bush is so soft!” Ahmed squirms.</text:span></text:p>
      <text:p text:style-name="P9"><text:span text:style-name="T5"><text:tab/>“Actually,” Terry says, “if it’s okay with everyone, I want Parvez to go down on you while I fuck him.”</text:span></text:p>
      <text:p text:style-name="P9"><text:soft-page-break/><text:span text:style-name="T5"><text:tab/>Parvez did what he was told. He licks and sucks at Ahmed, moaning as Terry fucks him. After a while, Ahmed can feel Parvez’s finger circling his opening. Parvez isn’t putting it in though. He is just stroking around the outside in time with his mouth and Terry’s pounding. Finally, Ahmed can’t take it any more.</text:span></text:p>
      <text:p text:style-name="P9"><text:span text:style-name="T5"><text:tab/>“Fuck me.”</text:span></text:p>
      <text:p text:style-name="P9"><text:span text:style-name="T5"><text:tab/>“Are you s--”</text:span></text:p>
      <text:p text:style-name="P9"><text:span text:style-name="T5"><text:tab/>“I said ‘fuck me.’”</text:span></text:p>
      <text:p text:style-name="P9"><text:span text:style-name="T5"><text:tab/>Parvez groans. He lines himself up and eases into Ahmed’s pussy. “Is that okay?”</text:span></text:p>
      <text:p text:style-name="P9"><text:span text:style-name="T5"><text:tab/>“Yeah. More.”</text:span></text:p>
      <text:p text:style-name="P9"><text:span text:style-name="T5"><text:tab/>Inside, Ahmed’s pussy feels hot and slick. It’s less tight than Terry’s ass had been, wetter. Riding back against Terry and into Ahmed, Parvez feels almost overwhelmed. He feels buffeted by waves of heat and pleasure. His whole body feels hot and sweaty and alien to him somehow. He is ecstatic: both out of body and in it.</text:span></text:p>
      <text:p text:style-name="P9"><text:span text:style-name="T5"><text:tab/>Suddenly Ahmed screams and Parvez realizes he’s coming. Ahmed comes too, arching up against him. Terry follows close behind. They lay in a sticky pile for a few seconds until Ahmed askes if he could take a shower. Terry points him to the bathroom. Parvez is asleep already. His belly is covered in sticky seed goo and the bulb on his dick is deflated. When Parvez and Terry wake up, Ahmed is gone.</text:span></text:p>
      <text:p text:style-name="P10"/>
      <text:p text:style-name="P9"><text:span text:style-name="T5"><text:tab/>A week later, Ahmed texts Terry a picture of his pussy. “It’s growing.” Sure enough, in the center of his purple-brown labia, there is a pearl of gre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text-underline-style="solid" style:text-underline-width="auto" style:text-underline-color="font-color"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0000ee"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46" meta:word-count="2804" meta:character-count="14981" meta:non-whitespace-character-count="12310"/>
    <meta:generator>LibreOfficeDev/6.0.5.2$Linux_X86_64 LibreOffice_project/</meta:generator>
  </office:meta>
</office:document-meta>
</file>